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66cc99" draw:fill="none" draw:fill-color="#ffffff" draw:auto-grow-height="true" draw:auto-grow-width="false" fo:max-height="0cm" fo:min-height="4.1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66cc99" draw:fill="none" draw:fill-color="#ffffff" draw:auto-grow-height="true" draw:auto-grow-width="false" fo:max-height="0cm" fo:min-height="2.66cm"/>
    </style:style>
    <style:style style:name="gr15" style:family="graphic" style:parent-style-name="standard">
      <style:graphic-properties draw:stroke="none" svg:stroke-color="#66cc99" draw:fill="none" draw:fill-color="#ffffff" draw:auto-grow-height="true" draw:auto-grow-width="false" fo:max-height="0cm" fo:min-height="2.95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ff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2" style:family="text">
      <style:text-properties fo:color="#000000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3" style:family="text">
      <style:text-properties fo:color="#2b91af" fo:font-family="Consolas" style:font-family-generic="swiss" style:font-pitch="fixed" fo:font-size="12pt" fo:font-weight="normal" style:font-family-asian="Consolas" style:font-family-generic-asian="swiss" style:font-pitch-asian="fixed" style:font-size-asian="12pt" style:font-weight-asian="normal" style:font-family-complex="Consolas" style:font-family-generic-complex="swiss" style:font-pitch-complex="fixed" style:font-size-complex="12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/>
    </style:style>
    <style:style style:name="T8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9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10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6cm" svg:height="7.676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ProcessClass</text:span></text:p>
            <text:p text:style-name="P1"><text:span text:style-name="T2"><text:s text:c="20"/></text:span><text:span text:style-name="T2">(</text:span><text:span text:style-name="T3">PointClass</text:span><text:span text:style-name="T2"> point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point.X = 10;</text:span></text:p>
            <text:p text:style-name="P1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pClass = </text:span><text:span text:style-name="T1">new</text:span><text:span text:style-name="T2"> </text:span><text:span text:style-name="T3">PointClass</text:span><text:span text:style-name="T2">();</text:span></text:p>
            <text:p text:style-name="P1"><text:span text:style-name="T2"><text:s text:c="8"/></text:span><text:span text:style-name="T2">ProcessClass(pClass);</text:span></text:p>
            <text:p text:style-name="P1"><text:span text:style-name="T2"><text:s text:c="8"/></text:span><text:span text:style-name="T3">Console</text:span><text:span text:style-name="T2">.WriteLine(pClass.X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4" draw:text-style-name="P3" draw:layer="layout" svg:width="3.4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.4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pClass: </text:span><text:span text:style-name="T6"><text:s/></text:span></text:p>
            </draw:text-box>
          </draw:frame>
        </draw:g>
        <draw:custom-shape draw:style-name="gr6" draw:text-style-name="P3" xml:id="id10" draw:id="id10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3" draw:id="id13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5" draw:id="id1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8" draw:text-style-name="P3" draw:layer="layout" svg:width="4.2cm" svg:height="3.931cm" svg:x="16.2cm" svg:y="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4.2cm" svg:height="4.4cm" svg:x="16.2cm" svg:y="8cm">
            <draw:text-box>
              <text:p><text:span text:style-name="T4">PointClass</text:span></text:p>
              <text:p><text:span text:style-name="T5"/></text:p>
              <text:p><text:span text:style-name="T5">X: 0</text:span></text:p>
              <text:p><text:span text:style-name="T5">Y: 0</text:span></text:p>
            </draw:text-box>
          </draw:frame>
        </draw:g>
        <draw:custom-shape draw:style-name="gr10" draw:text-style-name="P3" xml:id="id1" draw:id="id1" draw:layer="layout" svg:width="0.4cm" svg:height="0.533cm" svg:x="14.0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9" draw:id="id9" draw:layer="layout" draw:line-skew="-0.68cm" svg:x1="14.408cm" svg:y1="2.985cm" svg:x2="16.2cm" svg:y2="10.2cm" draw:start-shape="id1" draw:start-glue-point="1" draw:end-shape="id2" draw:end-glue-point="3" svg:d="m14408 2985h192v7215h1600" svg:viewBox="0 0 1793 7216">
          <text:p/>
        </draw:connector>
        <draw:g xml:id="id11" draw:id="id11">
          <draw:custom-shape draw:style-name="gr4" draw:text-style-name="P3" draw:layer="layout" svg:width="4.8cm" svg:height="5.2cm" svg:x="15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095cm" svg:x="15cm" svg:y="1cm">
            <draw:text-box>
              <text:p><text:span text:style-name="T4">ProcessClass</text:span></text:p>
              <text:p><text:span text:style-name="T5"/></text:p>
              <text:p><text:span text:style-name="T5">point: </text:span><text:span text:style-name="T6"><text:s/></text:span></text:p>
            </draw:text-box>
          </draw:frame>
        </draw:g>
        <draw:custom-shape draw:style-name="gr10" draw:text-style-name="P3" xml:id="id3" draw:id="id3" draw:layer="layout" svg:width="0.4cm" svg:height="0.533cm" svg:x="17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12" draw:id="id12" draw:layer="layout" draw:line-skew="1.25cm" svg:x1="18cm" svg:y1="2.933cm" svg:x2="20.4cm" svg:y2="10.2cm" draw:start-shape="id3" draw:start-glue-point="1" draw:end-shape="id2" draw:end-glue-point="1" svg:d="m18000 2933h4200v7267h-1800" svg:viewBox="0 0 4201 7268">
          <text:p/>
        </draw:connector>
        <draw:custom-shape draw:style-name="gr12" draw:text-style-name="P3" xml:id="id14" draw:id="id14" draw:layer="layout" svg:width="1cm" svg:height="0.8cm" svg:x="17cm" svg:y="9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6" draw:text-style-name="P3" xml:id="id16" draw:id="id16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10cm" svg:height="7.676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ProcessStruct</text:span></text:p>
            <text:p text:style-name="P1"><text:span text:style-name="T2"><text:s text:c="20"/></text:span><text:span text:style-name="T2">(</text:span><text:span text:style-name="T3">PointStruct</text:span><text:span text:style-name="T2"> point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point.X = 10;</text:span></text:p>
            <text:p text:style-name="P1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var</text:span><text:span text:style-name="T2"> pStruct = </text:span><text:span text:style-name="T1">new</text:span><text:span text:style-name="T2"> </text:span><text:span text:style-name="T3">PointStruct</text:span><text:span text:style-name="T2">();</text:span></text:p>
            <text:p text:style-name="P1"><text:span text:style-name="T2"><text:s text:c="8"/></text:span><text:span text:style-name="T2">ProcessStruct(pStruct);</text:span></text:p>
            <text:p text:style-name="P1"><text:span text:style-name="T2"><text:s text:c="8"/></text:span><text:span text:style-name="T3">Console</text:span><text:span text:style-name="T2">.WriteLine(pStruct.X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pStruct: </text:span><text:span text:style-name="T6"><text:s/></text:span></text:p>
            </draw:text-box>
          </draw:frame>
        </draw:g>
        <draw:custom-shape draw:style-name="gr6" draw:text-style-name="P3" xml:id="id20" draw:id="id20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7" draw:id="id17" draw:layer="layout" svg:width="0.4cm" svg:height="0.4cm" draw:transform="rotate (-1.5707963267949) translate (1.6cm 5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3" draw:id="id23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5" draw:id="id2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9" draw:id="id19">
          <draw:custom-shape draw:style-name="gr8" draw:text-style-name="P3" draw:layer="layout" svg:width="4.2cm" svg:height="2.352cm" svg:x="11.8cm" svg:y="3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4.2cm" svg:height="2.91cm" svg:x="11.8cm" svg:y="3.3cm">
            <draw:text-box>
              <text:p><text:span text:style-name="T4">PointStruct</text:span></text:p>
              <text:p><text:span text:style-name="T5">X: 0</text:span></text:p>
              <text:p><text:span text:style-name="T5">Y: 0</text:span></text:p>
            </draw:text-box>
          </draw:frame>
        </draw:g>
        <draw:g xml:id="id21" draw:id="id21">
          <draw:custom-shape draw:style-name="gr4" draw:text-style-name="P3" draw:layer="layout" svg:width="4.8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095cm" svg:x="16.6cm" svg:y="1cm">
            <draw:text-box>
              <text:p><text:span text:style-name="T4">ProcessStruct</text:span></text:p>
              <text:p><text:span text:style-name="T5"/></text:p>
              <text:p><text:span text:style-name="T5">point: </text:span><text:span text:style-name="T6"><text:s/></text:span></text:p>
            </draw:text-box>
          </draw:frame>
        </draw:g>
        <draw:custom-shape draw:style-name="gr6" draw:text-style-name="P3" xml:id="id26" draw:id="id26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2" draw:id="id22">
          <draw:custom-shape draw:style-name="gr8" draw:text-style-name="P3" draw:layer="layout" svg:width="4.2cm" svg:height="2.352cm" svg:x="16.8cm" svg:y="3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4.2cm" svg:height="2.91cm" svg:x="16.8cm" svg:y="3.3cm">
            <draw:text-box>
              <text:p><text:span text:style-name="T4">PointStruct</text:span></text:p>
              <text:p><text:span text:style-name="T5">X: 0</text:span></text:p>
              <text:p><text:span text:style-name="T5">Y: 0</text:span></text:p>
            </draw:text-box>
          </draw:frame>
        </draw:g>
        <draw:custom-shape draw:style-name="gr12" draw:text-style-name="P6" xml:id="id24" draw:id="id24" draw:layer="layout" svg:width="1cm" svg:height="0.8cm" svg:x="17.6cm" svg:y="4.095cm">
          <text:p text:style-name="P3"><text:span text:style-name="T7">1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0">
        <office:forms form:automatic-focus="false" form:apply-design-mode="false"/>
        <draw:frame draw:style-name="gr1" draw:text-style-name="P7" draw:layer="layout" svg:width="10.4cm" svg:height="10.111cm" svg:x="0.6cm" svg:y="0.6cm">
          <draw:text-box>
            <text:p text:style-name="P1"><text:span text:style-name="T8">public</text:span><text:span text:style-name="T9"> </text:span><text:span text:style-name="T8">class</text:span><text:span text:style-name="T9"> </text:span><text:span text:style-name="T10">Program</text:span></text:p>
            <text:p text:style-name="P1"><text:span text:style-name="T9">{</text:span></text:p>
            <text:p text:style-name="P1"><text:span text:style-name="T9"><text:s text:c="4"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</text:span></text:p>
            <text:p text:style-name="P1"><text:span text:style-name="T9"><text:s text:c="9"/></text:span><text:span text:style-name="T9">ProcessStruct(</text:span><text:span text:style-name="T10">MyStruct</text:span><text:span text:style-name="T9"> str)</text:span></text:p>
            <text:p text:style-name="P1"><text:span text:style-name="T9"><text:s text:c="4"/></text:span><text:span text:style-name="T9">{</text:span></text:p>
            <text:p text:style-name="P1"><text:span text:style-name="T9"><text:s text:c="7"/></text:span><text:span text:style-name="T9">str.obj.classField = 10;</text:span></text:p>
            <text:p text:style-name="P1"><text:span text:style-name="T9"><text:s text:c="4"/></text:span><text:span text:style-name="T9">}</text:span></text:p>
            <text:p text:style-name="P1"><text:span text:style-name="T9"/></text:p>
            <text:p text:style-name="P1"><text:span text:style-name="T9"><text:s text:c="4"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X()</text:span></text:p>
            <text:p text:style-name="P1"><text:span text:style-name="T9"><text:s text:c="4"/></text:span><text:span text:style-name="T9">{</text:span></text:p>
            <text:p text:style-name="P1"><text:span text:style-name="T9"><text:s text:c="7"/></text:span><text:span text:style-name="T8">var</text:span><text:span text:style-name="T9"> str = </text:span><text:span text:style-name="T8">new</text:span><text:span text:style-name="T9"> </text:span><text:span text:style-name="T10">MyStruct</text:span><text:span text:style-name="T9">();</text:span></text:p>
            <text:p text:style-name="P1"><text:span text:style-name="T9"><text:s text:c="7"/></text:span><text:span text:style-name="T9">str.obj = </text:span><text:span text:style-name="T8">new</text:span><text:span text:style-name="T9"> </text:span><text:span text:style-name="T10">MyClass</text:span><text:span text:style-name="T9">();</text:span></text:p>
            <text:p text:style-name="P1"><text:span text:style-name="T9"><text:s text:c="7"/></text:span><text:span text:style-name="T9">ProcessStruct(str);</text:span></text:p>
            <text:p text:style-name="P1"><text:span text:style-name="T9"><text:s text:c="7"/></text:span><text:span text:style-name="T10">Console</text:span><text:span text:style-name="T9">.WriteLine</text:span></text:p>
            <text:p text:style-name="P1"><text:span text:style-name="T9"><text:s text:c="10"/></text:span><text:span text:style-name="T9">(str.obj.classField);</text:span></text:p>
            <text:p text:style-name="P1"><text:span text:style-name="T9"><text:s text:c="4"/></text:span><text:span text:style-name="T9">}</text:span></text:p>
            <text:p text:style-name="P1"><text:span text:style-name="T9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8" draw:id="id28">
          <draw:custom-shape draw:style-name="gr4" draw:text-style-name="P3" draw:layer="layout" svg:width="5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5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str: </text:span><text:span text:style-name="T6"><text:s/></text:span></text:p>
            </draw:text-box>
          </draw:frame>
        </draw:g>
        <draw:custom-shape draw:style-name="gr6" draw:text-style-name="P3" xml:id="id31" draw:id="id31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7" draw:id="id27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5" draw:id="id35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7" draw:id="id37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9" draw:id="id29">
          <draw:custom-shape draw:style-name="gr8" draw:text-style-name="P3" draw:layer="layout" svg:width="4.2cm" svg:height="2.352cm" svg:x="11.8cm" svg:y="3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4.2cm" svg:height="2.91cm" svg:x="11.8cm" svg:y="3.3cm">
            <draw:text-box>
              <text:p><text:span text:style-name="T4">MyStruct</text:span></text:p>
              <text:p><text:span text:style-name="T5"/></text:p>
              <text:p><text:span text:style-name="T5">obj:</text:span></text:p>
            </draw:text-box>
          </draw:frame>
        </draw:g>
        <draw:g xml:id="id32" draw:id="id32">
          <draw:custom-shape draw:style-name="gr4" draw:text-style-name="P3" draw:layer="layout" svg:width="4.8cm" svg:height="5.2cm" svg:x="16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8cm" svg:height="3.095cm" svg:x="16.6cm" svg:y="1cm">
            <draw:text-box>
              <text:p><text:span text:style-name="T4">ProcessClass</text:span></text:p>
              <text:p><text:span text:style-name="T5"/></text:p>
              <text:p><text:span text:style-name="T5">str: </text:span><text:span text:style-name="T6"><text:s/></text:span></text:p>
            </draw:text-box>
          </draw:frame>
        </draw:g>
        <draw:custom-shape draw:style-name="gr6" draw:text-style-name="P3" xml:id="id38" draw:id="id38" draw:layer="layout" svg:width="0.4cm" svg:height="0.4cm" draw:transform="rotate (-1.5707963267949) translate (1.6cm 8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33" draw:id="id33">
          <draw:custom-shape draw:style-name="gr8" draw:text-style-name="P3" draw:layer="layout" svg:width="4.2cm" svg:height="2.352cm" svg:x="16.8cm" svg:y="3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" draw:layer="layout" svg:width="4.2cm" svg:height="2.91cm" svg:x="16.8cm" svg:y="3.3cm">
            <draw:text-box>
              <text:p><text:span text:style-name="T4">MyStruct</text:span></text:p>
              <text:p><text:span text:style-name="T5"/></text:p>
              <text:p><text:span text:style-name="T5">obj:</text:span></text:p>
            </draw:text-box>
          </draw:frame>
        </draw:g>
        <draw:custom-shape draw:style-name="gr10" draw:text-style-name="P3" xml:id="id4" draw:id="id4" draw:layer="layout" svg:width="0.4cm" svg:height="0.533cm" svg:x="13.2cm" svg:y="5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5" draw:id="id5">
          <draw:custom-shape draw:style-name="gr8" draw:text-style-name="P3" draw:layer="layout" svg:width="4.6cm" svg:height="2.586cm" svg:x="14.8cm" svg:y="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" draw:layer="layout" svg:width="4.6cm" svg:height="3.2cm" svg:x="14.8cm" svg:y="8cm">
            <draw:text-box>
              <text:p><text:span text:style-name="T4">MyClass</text:span></text:p>
              <text:p><text:span text:style-name="T5"/></text:p>
              <text:p><text:span text:style-name="T5">classField: 0</text:span></text:p>
            </draw:text-box>
          </draw:frame>
        </draw:g>
        <draw:connector draw:style-name="gr11" draw:text-style-name="P3" xml:id="id30" draw:id="id30" draw:layer="layout" svg:x1="13.6cm" svg:y1="5.266cm" svg:x2="14.8cm" svg:y2="9.6cm" draw:start-shape="id4" draw:start-glue-point="1" draw:end-shape="id5" draw:end-glue-point="3" svg:d="m13600 5266h576v4334h624" svg:viewBox="0 0 1201 4335">
          <text:p/>
        </draw:connector>
        <draw:custom-shape draw:style-name="gr12" draw:text-style-name="P6" xml:id="id36" draw:id="id36" draw:layer="layout" svg:width="1cm" svg:height="0.8cm" svg:x="18cm" svg:y="9.452cm">
          <text:p text:style-name="P3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0.4cm" svg:height="0.533cm" svg:x="18.2cm" svg:y="5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3" xml:id="id34" draw:id="id34" draw:layer="layout" draw:line-skew="0.45cm" svg:x1="18.6cm" svg:y1="5.266cm" svg:x2="19.4cm" svg:y2="9.6cm" draw:start-shape="id6" draw:start-glue-point="1" draw:end-shape="id5" draw:end-glue-point="1" svg:d="m18600 5266h1800v4334h-1000" svg:viewBox="0 0 1801 433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06T15:56:14.34</dc:date>
    <meta:editing-duration>PT10H49M23S</meta:editing-duration>
    <meta:editing-cycles>73</meta:editing-cycles>
    <meta:generator>LibreOffice/4.0.4.2$Windows_x86 LibreOffice_project/9e9821abd0ffdbc09cd8c52eaa574fa09eb08f2</meta:generator>
    <meta:document-statistic meta:object-count="111"/>
  </office:meta>
</office:document-meta>
</file>